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Opis systemu</text:span></text:p>
      <text:p text:style-name="P1"><text:span text:style-name="T2">System b</text:span><text:span text:style-name="T3">ę</text:span><text:span text:style-name="T4">dzie umo</text:span><text:span text:style-name="T5">ż</text:span><text:span text:style-name="T6">liwia</text:span><text:span text:style-name="T7">ł</text:span><text:span text:style-name="T8"><text:s/>przedgl</text:span><text:span text:style-name="T9">ą</text:span><text:span text:style-name="T10">danie sprz</text:span><text:span text:style-name="T11">ę</text:span><text:span text:style-name="T12">tu z kategorii broni i akcesori</text:span><text:span text:style-name="T13">ów militarnych przez Internet. Po dokonaniu rejestracji u</text:span><text:span text:style-name="T14">ż</text:span><text:span text:style-name="T15">ytkownik b</text:span><text:span text:style-name="T16">ę</text:span><text:span text:style-name="T17">dzie mia</text:span><text:span text:style-name="T18">ł</text:span><text:span text:style-name="T19"><text:s/>mo</text:span><text:span text:style-name="T20">ż</text:span><text:span text:style-name="T21">liwo</text:span><text:span text:style-name="T22">ść</text:span><text:span text:style-name="T23"><text:s/>zakupu tego w</text:span><text:span text:style-name="T24">ł</text:span><text:span text:style-name="T25">a</text:span><text:span text:style-name="T26">ś</text:span><text:span text:style-name="T27">nie sprz</text:span><text:span text:style-name="T28">ę</text:span><text:span text:style-name="T29">tu. Po dokonaniu zakupu system b</text:span><text:span text:style-name="T30">ę</text:span><text:span text:style-name="T31">dzie generowa</text:span><text:span text:style-name="T32">ł</text:span><text:span text:style-name="T33"><text:s/>raport w celu skompletowania informacji o wysy</text:span><text:span text:style-name="T34">ł</text:span><text:span text:style-name="T35">ce, dzi</text:span><text:span text:style-name="T36">ę</text:span><text:span text:style-name="T37">ki kt</text:span><text:span text:style-name="T38">órym pracownik b</text:span><text:span text:style-name="T39">ę</text:span><text:span text:style-name="T40">dzie pakowa</text:span><text:span text:style-name="T41">ł</text:span><text:span text:style-name="T42"><text:s/>towar I wysy</text:span><text:span text:style-name="T43">ł</text:span><text:span text:style-name="T44">a</text:span><text:span text:style-name="T45">ł</text:span><text:span text:style-name="T46"><text:s/>w odpowiedniej formie pod wskazany adres. Dodatkowo system na podstawie danych o posiadanym sprz</text:span><text:span text:style-name="T47">ę</text:span><text:span text:style-name="T48">cie w sklepie I danych sprzeda</text:span><text:span text:style-name="T49">ż</text:span><text:span text:style-name="T50">y, umo</text:span><text:span text:style-name="T51">ż</text:span><text:span text:style-name="T52">liwia generacj</text:span><text:span text:style-name="T53">ę</text:span><text:span text:style-name="T54"><text:s/>statystyk dotycz</text:span><text:span text:style-name="T55">ą</text:span><text:span text:style-name="T56">cych sprzedanej broni, co b</text:span><text:span text:style-name="T57">ę</text:span><text:span text:style-name="T58">dzie r</text:span><text:span text:style-name="T59">ównie</text:span><text:span text:style-name="T60">ż</text:span><text:span text:style-name="T61"><text:s/>przek</text:span><text:span text:style-name="T62">ł</text:span><text:span text:style-name="T63">ada</text:span><text:span text:style-name="T64">ć</text:span><text:span text:style-name="T65"><text:s/>si</text:span><text:span text:style-name="T66">ę</text:span><text:span text:style-name="T67"><text:s/>na liczb</text:span><text:span text:style-name="T68">ę</text:span><text:span text:style-name="T69"><text:s/>zamawianego towaru przez w</text:span><text:span text:style-name="T70">ł</text:span><text:span text:style-name="T71">a</text:span><text:span text:style-name="T72">ś</text:span><text:span text:style-name="T73">ciciela na kolejny okres czasu. Pracownik mo</text:span><text:span text:style-name="T74">ż</text:span><text:span text:style-name="T75">e zarz</text:span><text:span text:style-name="T76">ą</text:span><text:span text:style-name="T77">dza</text:span><text:span text:style-name="T78">ć</text:span><text:span text:style-name="T79"><text:s/>towarem prezentowanym klientowi: dodawa</text:span><text:span text:style-name="T80">ć</text:span><text:span text:style-name="T81">, usuwa</text:span><text:span text:style-name="T82">ć</text:span><text:span text:style-name="T83">, modyfikowa</text:span><text:span text:style-name="T84">ć</text:span><text:span text:style-name="T85"><text:s/>informacje. System b</text:span><text:span text:style-name="T86">ę</text:span><text:span text:style-name="T87">dzie dost</text:span><text:span text:style-name="T88">ę</text:span><text:span text:style-name="T89">pny w dw</text:span><text:span text:style-name="T90">óch wersjach j</text:span><text:span text:style-name="T91">ę</text:span><text:span text:style-name="T92">zykowych: polskiej I angielskiej. System ma za zadanie zmodernizowa</text:span><text:span text:style-name="T93">ć</text:span><text:span text:style-name="T94"><text:s/>proces sprzedarzy, rozpowszechni</text:span><text:span text:style-name="T95">ć</text:span><text:span text:style-name="T96"><text:s/>mark</text:span><text:span text:style-name="T97">ę</text:span><text:span text:style-name="T98"><text:s/>sklepu oraz zwi</text:span><text:span text:style-name="T99">ę</text:span><text:span text:style-name="T100">kszy</text:span><text:span text:style-name="T101">ć</text:span><text:span text:style-name="T102"><text:s/>rynek zbytu. </text:span></text:p>
      <text:p text:style-name="P1"><text:span text:style-name="T103"/></text:p>
      <text:p text:style-name="P1"><text:span text:style-name="T103"/></text:p>
      <text:p text:style-name="P1"><text:span text:style-name="T104">Dokonywanie zakupu</text:span><text:span text:style-name="T105"/></text:p>
      <text:p text:style-name="P1"><text:span text:style-name="T106">-<text:s text:c="2"/>klient</text:span><text:span text:style-name="T107"/></text:p>
      <text:p text:style-name="P1"><text:span text:style-name="T108">-<text:s/></text:span><text:span text:style-name="T109">wyb</text:span><text:span text:style-name="T110">ó</text:span><text:span text:style-name="T111">r towaru i dodanie go do koszyka</text:span></text:p>
      <text:p text:style-name="P1"><text:span text:style-name="T112">-</text:span><text:span text:style-name="T113"><text:s/>forma przesy</text:span><text:span text:style-name="T114">ł</text:span><text:span text:style-name="T115">ki</text:span></text:p>
      <text:p text:style-name="P1"><text:span text:style-name="T116">-</text:span><text:span text:style-name="T117"><text:s/>forma p</text:span><text:span text:style-name="T118">ł</text:span><text:span text:style-name="T119">atno</text:span><text:span text:style-name="T120">ś</text:span><text:span text:style-name="T121">ci</text:span></text:p>
      <text:p text:style-name="P1"><text:span text:style-name="T122">-</text:span><text:span text:style-name="T123"><text:s/>komunikat potwierdzaj</text:span><text:span text:style-name="T124">ą</text:span><text:span text:style-name="T125">cy dokonanie zakupu</text:span></text:p>
      <text:p text:style-name="P1"><text:span text:style-name="T126"/></text:p>
      <text:p text:style-name="P1"><text:span text:style-name="T127">Rejestracja</text:span><text:span text:style-name="T128"><text:s/>kont</text:span><text:span text:style-name="T129">a</text:span><text:span text:style-name="T130"/></text:p>
      <text:p text:style-name="P1"><text:span text:style-name="T131">- niezarejestrowany klient</text:span><text:span text:style-name="T132"/></text:p>
      <text:p text:style-name="P1"><text:span text:style-name="T133">-<text:s/></text:span><text:span text:style-name="T134">dane rejestrowanego u</text:span><text:span text:style-name="T135">ż</text:span><text:span text:style-name="T136">ytkownika</text:span></text:p>
      <text:p text:style-name="P1"><text:span text:style-name="T137">-<text:s/></text:span><text:span text:style-name="T138">komunikat o za</text:span><text:span text:style-name="T139">ł</text:span><text:span text:style-name="T140">o</text:span><text:span text:style-name="T141">ż</text:span><text:span text:style-name="T142">eniu konta u</text:span><text:span text:style-name="T143">ż</text:span><text:span text:style-name="T144">ytkownika</text:span></text:p>
      <text:p text:style-name="P1"><text:span text:style-name="T145"/></text:p>
      <text:p text:style-name="P1"><text:span text:style-name="T146">Generacja statystyki</text:span></text:p>
      <text:p text:style-name="P1"><text:span text:style-name="T147">- administrator</text:span><text:span text:style-name="T148"/></text:p>
      <text:p text:style-name="P1"><text:span text:style-name="T149">-<text:s/></text:span><text:span text:style-name="T150">okres czasu</text:span></text:p>
      <text:p text:style-name="P1"><text:span text:style-name="T151">-<text:s/></text:span><text:span text:style-name="T152">statystyka sprzeda</text:span><text:span text:style-name="T153">ż</text:span><text:span text:style-name="T154">y</text:span></text:p>
      <text:p text:style-name="P1"><text:span text:style-name="T155"/></text:p>
      <text:p text:style-name="P1"><text:span text:style-name="T156">Modyfikacja konta</text:span></text:p>
      <text:p text:style-name="P1"><text:span text:style-name="T157">- klient</text:span></text:p>
      <text:p text:style-name="P1"><text:span text:style-name="T157">- nowe dane klienta</text:span></text:p>
      <text:p text:style-name="P1"><text:span text:style-name="T157">- komunikat o modyfikacji danych</text:span></text:p>
      <text:p text:style-name="P1"><text:span text:style-name="T157"/></text:p>
      <text:p text:style-name="P1"><text:span text:style-name="T158">Zarz</text:span><text:span text:style-name="T159">ą</text:span><text:span text:style-name="T160">dzanie towarem</text:span></text:p>
      <text:p text:style-name="P1"><text:span text:style-name="T161">- pracownik</text:span></text:p>
      <text:p text:style-name="P1"><text:span text:style-name="T161">- dane nowego towaru</text:span></text:p>
      <text:p text:style-name="P1"><text:span text:style-name="T161">- komunikat o poprawnym dodaniu towaru</text:span><text:span text:style-name="T1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